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24pt" fo:font-style="normal" fo:font-weight="bold" officeooo:rsid="001ee082" officeooo:paragraph-rsid="001ee082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T1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26.035cm" draw:z-index="0">
        <draw:text-box fo:min-height="0.45cm">
          <text:p text:style-name="Text_20_body"/>
        </draw:text-box>
      </draw:frame>
      <draw:frame draw:style-name="fr1" draw:name="Frame2" text:anchor-type="page" text:anchor-page-number="1" svg:x="0cm" svg:y="0.9cm" svg:width="0.041cm" draw:z-index="1">
        <draw:text-box fo:min-height="0.45cm">
          <text:p text:style-name="Text_20_body"/>
        </draw:text-box>
      </draw:frame>
      <draw:frame draw:style-name="fr1" draw:name="Frame3" text:anchor-type="page" text:anchor-page-number="1" svg:x="0cm" svg:y="0.45cm" svg:width="26.035cm" draw:z-index="2">
        <draw:text-box fo:min-height="0.45cm">
          <text:p text:style-name="Text_20_body"/>
        </draw:text-box>
      </draw:frame>
      <text:p text:style-name="P5">List User description</text:p>
      <text:p text:style-name="P2"/>
      <text:p text:style-name="P2">import boto3</text:p>
      <text:p text:style-name="P1">import pprint</text:p>
      <text:p text:style-name="P1">​</text:p>
      <text:p text:style-name="P2">iam = boto3.client('iam')</text:p>
      <text:p text:style-name="P2">users = iam.list_users()</text:p>
      <text:p text:style-name="P4"><text:s text:c="8"/></text:p>
      <text:p text:style-name="P2">pprint.pprint(users['Users'])</text:p>
      <text:p text:style-name="Preformatted_20_Text"/>
      <text:p text:style-name="Preformatted_20_Text"/>
      <text:p text:style-name="P2">for userInfo in users['Users']:</text:p>
      <text:p text:style-name="P1"><text:s text:c="2"/>print('User Name <text:s text:c="2"/>:',userInfo['UserName'])</text:p>
      <text:p text:style-name="P1"><text:s text:c="2"/>print('User Id <text:s text:c="4"/>:',userInfo['UserId'])</text:p>
      <text:p text:style-name="P1"><text:s text:c="2"/>print('User <text:s/>Arn <text:s text:c="2"/>:',userInfo['Arn'])</text:p>
      <text:p text:style-name="P1"><text:s text:c="2"/>print('Create Date :',userInfo['CreateDate'])</text:p>
      <text:p text:style-name="P1"><text:s text:c="2"/>print('')</text:p>
      <text:p text:style-name="Preformatted_20_Text"/>
      <text:p text:style-name="P3"/>
      <text:h text:style-name="Heading_20_1" text:outline-level="1"><text:bookmark text:name="Listing-all-user-policies"/>Listing all user policies</text:h>
      <text:p text:style-name="P2">for key in users['Users']:</text:p>
      <text:p text:style-name="P1"><text:s text:c="4"/>print('Listing Policies of :',key['UserName'])</text:p>
      <text:p text:style-name="P1"><text:s text:c="4"/>print('----------------------------------')</text:p>
      <text:p text:style-name="P1"><text:s text:c="4"/>List_of_Policies = <text:s/>iam.list_attached_user_policies(UserName=key['UserName'])</text:p>
      <text:p text:style-name="P1"><text:s text:c="4"/>#pprint.pprint(List_of_Policies)</text:p>
      <text:p text:style-name="P1"><text:s text:c="4"/>for policyDict in List_of_Policies['AttachedPolicies']:</text:p>
      <text:p text:style-name="P1"><text:s text:c="6"/>print(policyDict['PolicyArn'],policyDict['PolicyName'])</text:p>
      <text:p text:style-name="P1"><text:s text:c="4"/>print('') <text:s text:c="3"/></text:p>
      <text:p text:style-name="Preformatted_20_Text">Listing Policies of : boto3</text:p>
      <text:p text:style-name="Preformatted_20_Text">----------------------------------</text:p>
      <text:p text:style-name="Preformatted_20_Text">arn:aws:iam::aws:policy/AdministratorAccess AdministratorAccess</text:p>
      <text:p text:style-name="Preformatted_20_Text"/>
      <text:p text:style-name="Preformatted_20_Text">Listing Policies of : mysqladmin</text:p>
      <text:p text:style-name="Preformatted_20_Text">----------------------------------</text:p>
      <text:p text:style-name="Preformatted_20_Text">arn:aws:iam::aws:policy/AmazonS3FullAccess AmazonS3FullAccess</text:p>
      <text:p text:style-name="Preformatted_20_Text"/>
      <text:p text:style-name="Preformatted_20_Text">Listing Policies of : neil</text:p>
      <text:p text:style-name="Preformatted_20_Text">----------------------------------</text:p>
      <text:p text:style-name="Preformatted_20_Text">arn:aws:iam::aws:policy/AmazonRDSFullAccess AmazonRDSFullAccess</text:p>
      <text:p text:style-name="Preformatted_20_Text">arn:aws:iam::aws:policy/AmazonEC2FullAccess AmazonEC2FullAccess</text:p>
      <text:p text:style-name="Preformatted_20_Text">arn:aws:iam::aws:policy/AmazonS3FullAccess AmazonS3FullAccess</text:p>
      <text:p text:style-name="P3"/>
      <text:h text:style-name="Heading_20_1" text:outline-level="1"><text:bookmark text:name="finding-all-users-with-AdministratorAccess-policy"/>finding all users with AdministratorAccess policy</text:h>
      <text:p text:style-name="P2">​</text:p>
      <text:p text:style-name="P1">def findUser(policy):</text:p>
      <text:p text:style-name="P1"><text:s text:c="2"/>for key in users['Users']:</text:p>
      <text:p text:style-name="P1"><text:s text:c="4"/>user = key['UserName']</text:p>
      <text:p text:style-name="P1"><text:s text:c="4"/>List_of_Policies = <text:s/>iam.list_attached_user_policies(UserName=user)</text:p>
      <text:p text:style-name="P1"><text:s text:c="4"/>policies = [policy['PolicyName'] for policy in List_of_Policies['AttachedPolicies']]</text:p>
      <text:p text:style-name="P1"><text:soft-page-break/><text:s text:c="4"/>if policy in policies:</text:p>
      <text:p text:style-name="P1"><text:s text:c="6"/>print(user)</text:p>
      <text:p text:style-name="P1">​</text:p>
      <text:p text:style-name="P2">findUser('AdministratorAccess')</text:p>
      <text:p text:style-name="P3">boto3</text:p>
      <text:h text:style-name="Heading_20_1" text:outline-level="1"><text:bookmark text:name="Listing-All-Groups"/>Listing All Groups</text:h>
      <text:p text:style-name="P2">iam.list_groups?</text:p>
      <text:p text:style-name="P2">​</text:p>
      <text:p text:style-name="P1">groupsInfo = iam.list_groups()</text:p>
      <text:p text:style-name="P1">pprint.pprint(groupsInfo)</text:p>
      <text:p text:style-name="Preformatted_20_Text">{'Groups': [{'Arn': 'arn:aws:iam::434338342702:group/dbms',</text:p>
      <text:p text:style-name="Preformatted_20_Text"><text:s text:c="13"/>'CreateDate': datetime.datetime(2017, 11, 23, 6, 17, 20, tzinfo=tzutc()),</text:p>
      <text:p text:style-name="Preformatted_20_Text"><text:s text:c="13"/>'GroupId': 'AGPAITQUD7ODPUAEZIMO4',</text:p>
      <text:p text:style-name="Preformatted_20_Text"><text:s text:c="13"/>'GroupName': 'dbms',</text:p>
      <text:p text:style-name="Preformatted_20_Text"><text:s text:c="13"/>'Path': '/'}],</text:p>
      <text:p text:style-name="Preformatted_20_Text"><text:s/>'IsTruncated': False,</text:p>
      <text:p text:style-name="Preformatted_20_Text"><text:s/>'ResponseMetadata': {'HTTPHeaders': {'content-length': '556',</text:p>
      <text:p text:style-name="Preformatted_20_Text"><text:s text:c="38"/>'content-type': 'text/xml',</text:p>
      <text:p text:style-name="Preformatted_20_Text"><text:s text:c="38"/>'date': 'Thu, 23 Nov 2017 06:20:48 GMT',</text:p>
      <text:p text:style-name="Preformatted_20_Text"><text:s text:c="38"/>'x-amzn-requestid': '72a9fc45-d016-11e7-bcf5-416f8962ec05'},</text:p>
      <text:p text:style-name="Preformatted_20_Text"><text:s text:c="22"/>'HTTPStatusCode': 200,</text:p>
      <text:p text:style-name="Preformatted_20_Text"><text:s text:c="22"/>'RequestId': '72a9fc45-d016-11e7-bcf5-416f8962ec05',</text:p>
      <text:p text:style-name="P3"><text:s text:c="22"/>'RetryAttempts': 0}}</text:p>
      <text:p text:style-name="P2">groups = groupsInfo['Groups']</text:p>
      <text:p text:style-name="P1">​</text:p>
      <text:p text:style-name="P1">for group in groups:</text:p>
      <text:p text:style-name="P1"><text:s text:c="2"/>print(group['GroupName'])</text:p>
      <text:p text:style-name="P3">dbms</text:p>
      <text:h text:style-name="Heading_20_1" text:outline-level="1"><text:bookmark text:name="Getting-List-of-Groups-attached-to-each-user"/>Getting List of Groups attached to each user</text:h>
      <text:p text:style-name="P2">for userInfo in users['Users']:</text:p>
      <text:p text:style-name="P1"><text:s text:c="2"/>groupsInfo = iam.list_groups_for_user(UserName=userInfo['UserName'])</text:p>
      <text:p text:style-name="P1"><text:s text:c="2"/>if groupsInfo['Groups']:</text:p>
      <text:p text:style-name="P1"><text:s text:c="4"/>#pprint.pprint(groupsInfo['Groups'])</text:p>
      <text:p text:style-name="P1"><text:s text:c="4"/>print(userInfo['UserName'])</text:p>
      <text:p text:style-name="P1"><text:s text:c="4"/>print('-' * len(userInfo['UserName']))</text:p>
      <text:p text:style-name="P1"><text:s text:c="4"/>for group in groupsInfo['Groups']:</text:p>
      <text:p text:style-name="P1"><text:s text:c="6"/>print(group['GroupName'])</text:p>
      <text:p text:style-name="P1">​</text:p>
      <text:p text:style-name="Preformatted_20_Text">mysqladmin</text:p>
      <text:p text:style-name="Preformatted_20_Text">----------</text:p>
      <text:p text:style-name="P3">dbms</text:p>
      <text:h text:style-name="Heading_20_1" text:outline-level="1"><text:bookmark text:name="Attaching-User-Policy"/>Attaching User Policy</text:h>
      <text:p text:style-name="P2">out = iam.attach_user_policy(UserName='mysqladmin', PolicyArn='arn:aws:iam::aws:policy/AmazonS3FullAccess')</text:p>
      <text:p text:style-name="P2">pprint.pprint(out)</text:p>
      <text:p text:style-name="Preformatted_20_Text">{'ResponseMetadata': {'HTTPHeaders': {'content-length': '212',</text:p>
      <text:p text:style-name="Preformatted_20_Text"><text:s text:c="38"/>'content-type': 'text/xml',</text:p>
      <text:p text:style-name="Preformatted_20_Text"><text:s text:c="38"/>'date': 'Thu, 23 Nov 2017 06:29:04 GMT',</text:p>
      <text:p text:style-name="Preformatted_20_Text"><text:soft-page-break/><text:s text:c="38"/>'x-amzn-requestid': '9a67d290-d017-11e7-ba51-dd9562e816dc'},</text:p>
      <text:p text:style-name="Preformatted_20_Text"><text:s text:c="22"/>'HTTPStatusCode': 200,</text:p>
      <text:p text:style-name="Preformatted_20_Text"><text:s text:c="22"/>'RequestId': '9a67d290-d017-11e7-ba51-dd9562e816dc',</text:p>
      <text:p text:style-name="P3"><text:s text:c="22"/>'RetryAttempts': 0}}</text:p>
      <text:h text:style-name="Heading_20_1" text:outline-level="1"><text:bookmark text:name="Detaching-User-Policy"/>Detaching User Policy</text:h>
      <text:p text:style-name="P2">iam.detach_user_policy(UserName='mysqladmin',PolicyArn='arn:aws:iam::aws:policy/AmazonS3FullAccess')</text:p>
      <text:p text:style-name="Preformatted_20_Text">{'ResponseMetadata': {'HTTPHeaders': {'content-length': '212',</text:p>
      <text:p text:style-name="Preformatted_20_Text"><text:s text:c="3"/>'content-type': 'text/xml',</text:p>
      <text:p text:style-name="Preformatted_20_Text"><text:s text:c="3"/>'date': 'Thu, 23 Nov 2017 06:30:59 GMT',</text:p>
      <text:p text:style-name="Preformatted_20_Text"><text:s text:c="3"/>'x-amzn-requestid': 'ded49bb8-d017-11e7-ae2a-c9770a7ebf81'},</text:p>
      <text:p text:style-name="Preformatted_20_Text"><text:s text:c="2"/>'HTTPStatusCode': 200,</text:p>
      <text:p text:style-name="Preformatted_20_Text"><text:s text:c="2"/>'RequestId': 'ded49bb8-d017-11e7-ae2a-c9770a7ebf81',</text:p>
      <text:p text:style-name="P3"><text:s text:c="2"/>'RetryAttempts': 0}}</text:p>
      <text:h text:style-name="Heading_20_1" text:outline-level="1"><text:bookmark text:name="Removing-User-from-GroupName"/>Removing User from GroupName</text:h>
      <text:p text:style-name="P2">out = iam.remove_user_from_group(GroupName='dbms', UserName='mysqladmin')</text:p>
      <text:h text:style-name="Heading_20_1" text:outline-level="1"><text:bookmark text:name="Adding-User-to-Groupname"/>Adding User to Groupname</text:h>
      <text:p text:style-name="P2"><text:s/>iam.add_user_to_group(GroupName='dbms', UserName='neil')</text:p>
      <text:p text:style-name="Preformatted_20_Text">{'ResponseMetadata': {'HTTPHeaders': {'content-length': '208',</text:p>
      <text:p text:style-name="Preformatted_20_Text"><text:s text:c="3"/>'content-type': 'text/xml',</text:p>
      <text:p text:style-name="Preformatted_20_Text"><text:s text:c="3"/>'date': 'Thu, 23 Nov 2017 06:33:00 GMT',</text:p>
      <text:p text:style-name="Preformatted_20_Text"><text:s text:c="3"/>'x-amzn-requestid': '2733115d-d018-11e7-ba51-dd9562e816dc'},</text:p>
      <text:p text:style-name="Preformatted_20_Text"><text:s text:c="2"/>'HTTPStatusCode': 200,</text:p>
      <text:p text:style-name="Preformatted_20_Text"><text:s text:c="2"/>'RequestId': '2733115d-d018-11e7-ba51-dd9562e816dc',</text:p>
      <text:p text:style-name="P3"><text:s text:c="2"/>'RetryAttempts': 0}}</text:p>
      <text:h text:style-name="Heading_20_1" text:outline-level="1"><text:bookmark text:name="Removing-Test-User."/>Removing Test User.</text:h>
      <text:p text:style-name="P2">iam.delete_user?</text:p>
      <text:p text:style-name="P2">def userDelete(user):</text:p>
      <text:p text:style-name="P1"><text:s text:c="2"/></text:p>
      <text:p text:style-name="P1"><text:s text:c="2"/>print('Dettaching User From Groups')</text:p>
      <text:p text:style-name="P1"><text:s text:c="2"/>groupsInfo = iam.list_groups_for_user(UserName=user)</text:p>
      <text:p text:style-name="P1"><text:s text:c="2"/>for group in groupsInfo['Groups']:</text:p>
      <text:p text:style-name="P1"><text:s text:c="4"/>iam.remove_user_from_group(GroupName=group['GroupName'], UserName=user)</text:p>
      <text:p text:style-name="P1"><text:s text:c="4"/></text:p>
      <text:p text:style-name="P1"><text:s text:c="2"/>print('Detaching user policies')</text:p>
      <text:p text:style-name="P1"><text:s text:c="2"/>List_of_Policies = <text:s/>iam.list_attached_user_policies(UserName=user)</text:p>
      <text:p text:style-name="P1"><text:s text:c="2"/>for policyDict in List_of_Policies['AttachedPolicies']: </text:p>
      <text:p text:style-name="P1"><text:s text:c="6"/>iam.detach_user_policy(UserName='testuser',PolicyArn=policyDict['PolicyArn']) </text:p>
      <text:p text:style-name="P1"><text:s text:c="3"/></text:p>
      <text:p text:style-name="P1"><text:s text:c="2"/>print('Deleting access keys')</text:p>
      <text:p text:style-name="P1"><text:s text:c="2"/>for akey in iam.list_access_keys(UserName=user)['AccessKeyMetadata']:</text:p>
      <text:p text:style-name="P1"><text:s text:c="4"/>accesKey = akey['AccessKeyId'] </text:p>
      <text:p text:style-name="P1"><text:s text:c="4"/>iam.delete_access_key( UserName=user, AccessKeyId=accesKey)</text:p>
      <text:p text:style-name="P1"><text:s text:c="2"/></text:p>
      <text:p text:style-name="P1"><text:s text:c="2"/>#print('Deleting user profile')</text:p>
      <text:p text:style-name="P1"><text:s text:c="2"/>#iam.delete_login_profile(UserName=user)</text:p>
      <text:p text:style-name="P1"><text:soft-page-break/>​</text:p>
      <text:p text:style-name="P1"><text:s text:c="2"/>iam.delete_user(UserName=user) <text:s/></text:p>
      <text:p text:style-name="P2">userDelete('mysqladmin')</text:p>
      <text:p text:style-name="Preformatted_20_Text">Dettaching User From Groups</text:p>
      <text:p text:style-name="Preformatted_20_Text">Detaching user policies</text:p>
      <text:p text:style-name="P3">Deleting access keys</text:p>
      <text:h text:style-name="Heading_20_1" text:outline-level="1"><text:bookmark text:name="Listing-user-access-Keys"/>Listing user access Keys</text:h>
      <text:p text:style-name="P2">for akey in iam.list_access_keys(UserName='neil')['AccessKeyMetadata']:</text:p>
      <text:p text:style-name="P1"><text:s text:c="2"/>print(akey['AccessKeyId'])</text:p>
      <text:p text:style-name="P3">AKIAJHPC6RMS3DR2AVOQ</text:p>
      <text:p text:style-name="P2">iam.delete_access_key( UserName='neil', AccessKeyId='AKIAJHPC6RMS3DR2AVOQ' )</text:p>
      <text:p text:style-name="Preformatted_20_Text">{'ResponseMetadata': {'HTTPHeaders': {'content-length': '210',</text:p>
      <text:p text:style-name="Preformatted_20_Text"><text:s text:c="3"/>'content-type': 'text/xml',</text:p>
      <text:p text:style-name="Preformatted_20_Text"><text:s text:c="3"/>'date': 'Thu, 23 Nov 2017 06:48:20 GMT',</text:p>
      <text:p text:style-name="Preformatted_20_Text"><text:s text:c="3"/>'x-amzn-requestid': '4b87d70d-d01a-11e7-ae2a-c9770a7ebf81'},</text:p>
      <text:p text:style-name="Preformatted_20_Text"><text:s text:c="2"/>'HTTPStatusCode': 200,</text:p>
      <text:p text:style-name="Preformatted_20_Text"><text:s text:c="2"/>'RequestId': '4b87d70d-d01a-11e7-ae2a-c9770a7ebf81',</text:p>
      <text:p text:style-name="P3"><text:s text:c="2"/>'RetryAttempts': 0}}</text:p>
      <text:p text:style-name="P2">​</text:p>
      <text:p text:style-name="P2">iam.create_policy?</text:p>
      <text:p text:style-name="P2">import json</text:p>
      <text:p text:style-name="P1">​</text:p>
      <text:p text:style-name="P1">policy = { 'Version' : '2012-10-17'}</text:p>
      <text:p text:style-name="P1">policy['Statement'] = [{'Sid' : 'sid', </text:p>
      <text:p text:style-name="P1"><text:s text:c="24"/>'Effect': 'Allow', </text:p>
      <text:p text:style-name="P1"><text:s text:c="24"/>'Action': 's3:*', </text:p>
      <text:p text:style-name="P1"><text:s text:c="24"/>'Resource': '*'}]</text:p>
      <text:p text:style-name="P1">​</text:p>
      <text:p text:style-name="P1">policy_json = json.dumps(policy, indent=2)</text:p>
      <text:p text:style-name="P1">​</text:p>
      <text:p text:style-name="P1">response = iam.create_policy(</text:p>
      <text:p text:style-name="P1"><text:s text:c="6"/>PolicyName='testPolicy',</text:p>
      <text:p text:style-name="P1"><text:s text:c="6"/>PolicyDocument=policy_json,</text:p>
      <text:p text:style-name="P1"><text:s text:c="6"/>Description='myfirstattempt'</text:p>
      <text:p text:style-name="P1"><text:s text:c="2"/>)</text:p>
      <text:p text:style-name="P2">​</text:p>
      <text:p text:style-name="P2">response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12:13.909016267</meta:creation-date>
    <dc:date>2017-11-24T21:37:22.733245030</dc:date>
    <meta:editing-duration>PT7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70" meta:word-count="417" meta:character-count="6257" meta:non-whitespace-character-count="5253"/>
  </office:meta>
</office:document-meta>
</file>